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37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ASE</text:p>
          </table:table-cell>
          <table:table-cell table:number-columns-repeated="62"/>
        </table:table-row>
        <table:table-row table:style-name="ro1">
          <table:table-cell/>
          <table:table-cell table:style-name="ce2" office:value-type="string" calcext:value-type="string">
            <text:p>B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>
            <draw:frame table:end-cell-address="Tabelle1.P18" table:end-x="0.0717in" table:end-y="0.0126in" draw:z-index="0" draw:name="Diagramm 10" draw:style-name="gr1" draw:text-style-name="P1" svg:width="7.3354in" svg:height="3.3457in" svg:x="0.2811in" svg:y="0in">
              <draw:object draw:notify-on-update-of-ranges="Tabelle1.B14:Tabelle1.B14 Tabelle1.B13:Tabelle1.B13 Tabelle1.C14:Tabelle1.C14 Tabelle1.C13:Tabelle1.C13 Tabelle1.D14:Tabelle1.D14 Tabelle1.D13:Tabelle1.D13 Tabelle1.E14:Tabelle1.E14 Tabelle1.E13:Tabelle1.E13 Tabelle1.F14:Tabelle1.F14 Tabelle1.F13:Tabelle1.F13 Tabelle1.G14:Tabelle1.G14 Tabelle1.G13:Tabelle1.G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Tabelle1.X18" table:end-x="0.0717in" table:end-y="0.0126in" draw:z-index="1" draw:name="Diagramm 15" draw:style-name="gr1" draw:text-style-name="P1" svg:width="7.2417in" svg:height="3.3457in" svg:x="0in" svg:y="0in">
              <draw:object draw:notify-on-update-of-ranges="Tabelle1.B17:Tabelle1.B17 Tabelle1.B13:Tabelle1.B13 Tabelle1.C17:Tabelle1.C17 Tabelle1.C13:Tabelle1.C13 Tabelle1.D17:Tabelle1.D17 Tabelle1.D13:Tabelle1.D13 Tabelle1.E17:Tabelle1.E17 Tabelle1.E13:Tabelle1.E13 Tabelle1.F17:Tabelle1.F17 Tabelle1.F13:Tabelle1.F13 Tabelle1.G17:Tabelle1.G17 Tabelle1.G13:Tabelle1.G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0.22" calcext:value-type="float">
            <text:p>0.2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ide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3" office:value-type="float" office:value="0.085" calcext:value-type="float">
            <text:p>0.0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0.325" calcext:value-type="float">
            <text:p>0.3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cycle</text:p>
          </table:table-cell>
          <table:table-cell office:value-type="float" office:value="0.18" calcext:value-type="float">
            <text:p>0.18</text:p>
          </table:table-cell>
          <table:table-cell office:value-type="float" office:value="0.235" calcext:value-type="float">
            <text:p>0.235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eight</text:p>
          </table:table-cell>
          <table:table-cell table:formula="of:=1-[.B10]" office:value-type="float" office:value="0.0150000000000001" calcext:value-type="float">
            <text:p>0.015</text:p>
          </table:table-cell>
          <table:table-cell table:formula="of:=1-[.C10]" office:value-type="float" office:value="0.015" calcext:value-type="float">
            <text:p>0.015</text:p>
          </table:table-cell>
          <table:table-cell table:formula="of:=1-[.D10]" office:value-type="float" office:value="0.015" calcext:value-type="float">
            <text:p>0.015</text:p>
          </table:table-cell>
          <table:table-cell table:formula="of:=1-[.E10]" office:value-type="float" office:value="0.015" calcext:value-type="float">
            <text:p>0.015</text:p>
          </table:table-cell>
          <table:table-cell table:formula="of:=1-[.F10]" office:value-type="float" office:value="0.015" calcext:value-type="float">
            <text:p>0.015</text:p>
          </table:table-cell>
          <table:table-cell table:formula="of:=1-[.G10]" office:value-type="float" office:value="0.015" calcext:value-type="float">
            <text:p>0.01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3:.B7])" office:value-type="float" office:value="0.985" calcext:value-type="float">
            <text:p>0.985</text:p>
          </table:table-cell>
          <table:table-cell table:formula="of:=SUM([.C3:.C7])" office:value-type="float" office:value="0.985" calcext:value-type="float">
            <text:p>0.985</text:p>
          </table:table-cell>
          <table:table-cell table:formula="of:=SUM([.D3:.D7])" office:value-type="float" office:value="0.985" calcext:value-type="float">
            <text:p>0.985</text:p>
          </table:table-cell>
          <table:table-cell table:formula="of:=SUM([.E3:.E7])" office:value-type="float" office:value="0.985" calcext:value-type="float">
            <text:p>0.985</text:p>
          </table:table-cell>
          <table:table-cell table:formula="of:=SUM([.F3:.F7])" office:value-type="float" office:value="0.985" calcext:value-type="float">
            <text:p>0.985</text:p>
          </table:table-cell>
          <table:table-cell table:formula="of:=SUM([.G3:.G7])" office:value-type="float" office:value="0.985" calcext:value-type="float">
            <text:p>0.98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TRIPS</text:p>
          </table:table-cell>
          <table:table-cell table:style-name="ce2" office:value-type="string" calcext:value-type="string">
            <text:p>B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9497" calcext:value-type="float">
            <text:p>59497</text:p>
          </table:table-cell>
          <table:table-cell office:value-type="float" office:value="34431" calcext:value-type="float">
            <text:p>34431</text:p>
          </table:table-cell>
          <table:table-cell office:value-type="float" office:value="52965" calcext:value-type="float">
            <text:p>52965</text:p>
          </table:table-cell>
          <table:table-cell office:value-type="float" office:value="44265" calcext:value-type="float">
            <text:p>44265</text:p>
          </table:table-cell>
          <table:table-cell office:value-type="float" office:value="41606" calcext:value-type="float">
            <text:p>41606</text:p>
          </table:table-cell>
          <table:table-cell office:value-type="float" office:value="36758" calcext:value-type="float">
            <text:p>367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3026" calcext:value-type="float">
            <text:p>33026</text:p>
          </table:table-cell>
          <table:table-cell office:value-type="float" office:value="43294" calcext:value-type="float">
            <text:p>43294</text:p>
          </table:table-cell>
          <table:table-cell office:value-type="float" office:value="36077" calcext:value-type="float">
            <text:p>36077</text:p>
          </table:table-cell>
          <table:table-cell office:value-type="float" office:value="41079" calcext:value-type="float">
            <text:p>41079</text:p>
          </table:table-cell>
          <table:table-cell office:value-type="float" office:value="42505" calcext:value-type="float">
            <text:p>42505</text:p>
          </table:table-cell>
          <table:table-cell office:value-type="float" office:value="44433" calcext:value-type="float">
            <text:p>44433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AVG. WAIT TIMES</text:p>
          </table:table-cell>
          <table:table-cell table:style-name="ce2" office:value-type="string" calcext:value-type="string">
            <text:p>B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3.13" calcext:value-type="float">
            <text:p>3.13</text:p>
          </table:table-cell>
          <table:table-cell office:value-type="float" office:value="3.5" calcext:value-type="float">
            <text:p>3.5</text:p>
          </table:table-cell>
          <table:table-cell office:value-type="float" office:value="3.17" calcext:value-type="float">
            <text:p>3.17</text:p>
          </table:table-cell>
          <table:table-cell office:value-type="float" office:value="3.3" calcext:value-type="float">
            <text:p>3.3</text:p>
          </table:table-cell>
          <table:table-cell office:value-type="float" office:value="3.35" calcext:value-type="float">
            <text:p>3.35</text:p>
          </table:table-cell>
          <table:table-cell office:value-type="float" office:value="3.43" calcext:value-type="float">
            <text:p>3.43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AVG. TIME/KM</text:p>
          </table:table-cell>
          <table:table-cell table:style-name="ce2" office:value-type="string" calcext:value-type="string">
            <text:p>Bas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/>
          <table:table-cell>
            <draw:frame table:end-cell-address="Tabelle1.U32" table:end-x="0.6031in" table:end-y="0.0472in" draw:z-index="3" draw:name="Diagramm 23" draw:style-name="gr1" draw:text-style-name="P1" svg:width="4.7004in" svg:height="2.7555in" svg:x="0in" svg:y="0in">
              <draw:object draw:notify-on-update-of-ranges="Tabelle1.B20:Tabelle1.G20 Tabelle1.B13:Tabelle1.G13 Tabelle1.B21:Tabelle1.G21 Tabelle1.B13:Tabelle1.G13 Tabelle1.B22:Tabelle1.G22 Tabelle1.B13:Tabelle1.G13 Tabelle1.B23:Tabelle1.G23 Tabelle1.B13:Tabelle1.G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office:value-type="string" calcext:value-type="string">
            <text:p>car - avg.</text:p>
          </table:table-cell>
          <table:table-cell office:value-type="float" office:value="2.72" calcext:value-type="float">
            <text:p>2.72</text:p>
          </table:table-cell>
          <table:table-cell office:value-type="float" office:value="2.24" calcext:value-type="float">
            <text:p>2.24</text:p>
          </table:table-cell>
          <table:table-cell office:value-type="float" office:value="2.64" calcext:value-type="float">
            <text:p>2.64</text:p>
          </table:table-cell>
          <table:table-cell office:value-type="float" office:value="2.47" calcext:value-type="float">
            <text:p>2.47</text:p>
          </table:table-cell>
          <table:table-cell office:value-type="float" office:value="2.4" calcext:value-type="float">
            <text:p>2.4</text:p>
          </table:table-cell>
          <table:table-cell office:value-type="float" office:value="2.28" calcext:value-type="float">
            <text:p>2.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 - std.dev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6.9" calcext:value-type="float">
            <text:p>6.9</text:p>
          </table:table-cell>
          <table:table-cell office:value-type="float" office:value="7.75" calcext:value-type="float">
            <text:p>7.75</text:p>
          </table:table-cell>
          <table:table-cell office:value-type="float" office:value="7.3" calcext:value-type="float">
            <text:p>7.3</text:p>
          </table:table-cell>
          <table:table-cell office:value-type="float" office:value="6.55" calcext:value-type="float">
            <text:p>6.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l modes - avg.</text:p>
          </table:table-cell>
          <table:table-cell office:value-type="float" office:value="4.08" calcext:value-type="float">
            <text:p>4.08</text:p>
          </table:table-cell>
          <table:table-cell office:value-type="float" office:value="4.99" calcext:value-type="float">
            <text:p>4.99</text:p>
          </table:table-cell>
          <table:table-cell office:value-type="float" office:value="4.36" calcext:value-type="float">
            <text:p>4.36</text:p>
          </table:table-cell>
          <table:table-cell office:value-type="float" office:value="4.73" calcext:value-type="float">
            <text:p>4.73</text:p>
          </table:table-cell>
          <table:table-cell office:value-type="float" office:value="4.81" calcext:value-type="float">
            <text:p>4.81</text:p>
          </table:table-cell>
          <table:table-cell office:value-type="float" office:value="4.99" calcext:value-type="float">
            <text:p>4.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l modes - std.dev</text:p>
          </table:table-cell>
          <table:table-cell office:value-type="float" office:value="10.05" calcext:value-type="float">
            <text:p>10.05</text:p>
          </table:table-cell>
          <table:table-cell office:value-type="float" office:value="10.4" calcext:value-type="float">
            <text:p>10.4</text:p>
          </table:table-cell>
          <table:table-cell office:value-type="float" office:value="10.1" calcext:value-type="float">
            <text:p>10.1</text:p>
          </table:table-cell>
          <table:table-cell office:value-type="float" office:value="10.25" calcext:value-type="float">
            <text:p>10.25</text:p>
          </table:table-cell>
          <table:table-cell office:value-type="float" office:value="10.3" calcext:value-type="float">
            <text:p>10.3</text:p>
          </table:table-cell>
          <table:table-cell office:value-type="float" office:value="10.35" calcext:value-type="float">
            <text:p>10.3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Tabelle1.N52" table:end-x="0.8177in" table:end-y="0.0067in" draw:z-index="2" draw:name="Diagramm 18" draw:style-name="gr1" draw:text-style-name="P1" svg:width="11.9374in" svg:height="5.4575in" svg:x="0.5228in" svg:y="0.174in">
              <draw:object draw:notify-on-update-of-ranges="Tabelle1.B20:Tabelle1.B20 Tabelle1.B13:Tabelle1.B13 Tabelle1.C20:Tabelle1.C20 Tabelle1.C13:Tabelle1.C13 Tabelle1.D20:Tabelle1.D20 Tabelle1.D13:Tabelle1.D13 Tabelle1.E20:Tabelle1.E20 Tabelle1.E13:Tabelle1.E13 Tabelle1.F20:Tabelle1.F20 Tabelle1.F13:Tabelle1.F13 Tabelle1.G20:Tabelle1.G20 Tabelle1.G13:Tabelle1.G13 Tabelle1.B22:Tabelle1.B22 Tabelle1.B13:Tabelle1.B13 Tabelle1.C22:Tabelle1.C22 Tabelle1.C13:Tabelle1.C13 Tabelle1.D22:Tabelle1.D22 Tabelle1.D13:Tabelle1.D13 Tabelle1.E22:Tabelle1.E22 Tabelle1.E13:Tabelle1.E13 Tabelle1.F22:Tabelle1.F22 Tabelle1.F13:Tabelle1.F13 Tabelle1.G22:Tabelle1.G22 Tabelle1.G13:Tabelle1.G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</meta:initial-creator>
    <meta:creation-date>2022-09-04T15:25:06</meta:creation-date>
    <dc:date>2022-09-26T20:00:25.006723439</dc:date>
    <meta:editing-duration>PT6M29S</meta:editing-duration>
    <meta:generator>LibreOffice/6.4.7.2$Linux_X86_64 LibreOffice_project/40$Build-2</meta:generator>
    <meta:editing-cycles>1</meta:editing-cycles>
    <meta:document-statistic meta:table-count="1" meta:cell-count="127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30000" chart:maximum="6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minimum="30000" chart:maximum="50000" chart:interval-major="5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8.633cm" svg:height="8.499cm" xlink:href=".." xlink:type="simple" chart:class="chart:scatter" chart:style-name="ch1">
        <chart:title svg:x="6.687cm" svg:y="0.304cm" chart:style-name="ch2">
          <text:p>PT uses vs. car uses</text:p>
        </chart:title>
        <chart:legend chart:legend-position="top" svg:x="4.52cm" svg:y="1.367cm" style:legend-expansion="wide" chart:style-name="ch3"/>
        <chart:plot-area chart:style-name="ch4" table:cell-range-address="Tabelle1.B13:Tabelle1.B14 Tabelle1.C14:Tabelle1.G14" chart:data-source-has-labels="row" svg:x="1.432cm" svg:y="2.108cm" svg:width="16.829cm" svg:height="5.192cm">
          <chartooo:coordinate-region svg:x="2.591cm" svg:y="2.294cm" svg:width="15.139cm" svg:height="4.536cm"/>
          <chart:axis chart:dimension="x" chart:name="primary-x" chart:style-name="ch5">
            <chart:title svg:x="9.067cm" svg:y="7.47cm" chart:style-name="ch6">
              <text:p>car uses</text:p>
            </chart:title>
            <chart:grid chart:style-name="ch7" chart:class="major"/>
          </chart:axis>
          <chart:axis chart:dimension="y" chart:name="primary-y" chart:style-name="ch8">
            <chart:title svg:x="0.451cm" svg:y="5.43cm" chart:style-name="ch9">
              <text:p>PT uses</text:p>
            </chart:title>
            <chart:grid chart:style-name="ch7" chart:class="major"/>
          </chart:axis>
          <chart:series chart:style-name="ch10" chart:values-cell-range-address="Tabelle1.B14:Tabelle1.B14" loext:label-string="&quot;Baseline&quot;" chart:class="chart:scatter">
            <chart:domain table:cell-range-address="Tabelle1.B13:Tabelle1.B13"/>
            <chart:data-point/>
          </chart:series>
          <chart:series chart:style-name="ch11" chart:values-cell-range-address="Tabelle1.C14:Tabelle1.C14" loext:label-string="&quot;Case 1&quot;" chart:class="chart:scatter">
            <chart:domain table:cell-range-address="Tabelle1.C13:Tabelle1.C13"/>
            <chart:data-point/>
          </chart:series>
          <chart:series chart:style-name="ch12" chart:values-cell-range-address="Tabelle1.D14:Tabelle1.D14" loext:label-string="&quot;Case 2&quot;" chart:class="chart:scatter">
            <chart:domain table:cell-range-address="Tabelle1.D13:Tabelle1.D13"/>
            <chart:data-point/>
          </chart:series>
          <chart:series chart:style-name="ch13" chart:values-cell-range-address="Tabelle1.E14:Tabelle1.E14" loext:label-string="&quot;Case 3&quot;" chart:class="chart:scatter">
            <chart:domain table:cell-range-address="Tabelle1.E13:Tabelle1.E13"/>
            <chart:data-point/>
          </chart:series>
          <chart:series chart:style-name="ch14" chart:values-cell-range-address="Tabelle1.F14:Tabelle1.F14" loext:label-string="&quot;Case 4&quot;" chart:class="chart:scatter">
            <chart:domain table:cell-range-address="Tabelle1.F13:Tabelle1.F13"/>
            <chart:data-point/>
          </chart:series>
          <chart:series chart:style-name="ch15" chart:values-cell-range-address="Tabelle1.G14:Tabelle1.G14" loext:label-string="&quot;Case 5&quot;" chart:class="chart:scatter">
            <chart:domain table:cell-range-address="Tabelle1.G13:Tabelle1.G13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/>
              </table:table-cell>
              <table:table-cell office:value-type="string">
                <text:p>Case 1</text:p>
              </table:table-cell>
              <table:table-cell office:value-type="string">
                <text:p/>
              </table:table-cell>
              <table:table-cell office:value-type="string">
                <text:p>Case 2</text:p>
              </table:table-cell>
              <table:table-cell office:value-type="string">
                <text:p/>
              </table:table-cell>
              <table:table-cell office:value-type="string">
                <text:p>Case 3</text:p>
              </table:table-cell>
              <table:table-cell office:value-type="string">
                <text:p/>
              </table:table-cell>
              <table:table-cell office:value-type="string">
                <text:p>Case 4</text:p>
              </table:table-cell>
              <table:table-cell office:value-type="string">
                <text:p/>
              </table:table-cell>
              <table:table-cell office:value-type="string">
                <text:p>Case 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497">
                <text:p>59497</text:p>
                <draw:g>
                  <svg:desc>Tabelle1.B13:Tabelle1.B13</svg:desc>
                </draw:g>
              </table:table-cell>
              <table:table-cell office:value-type="float" office:value="33026">
                <text:p>33026</text:p>
                <draw:g>
                  <svg:desc>Tabelle1.B14:Tabelle1.B14</svg:desc>
                </draw:g>
              </table:table-cell>
              <table:table-cell office:value-type="float" office:value="34431">
                <text:p>34431</text:p>
                <draw:g>
                  <svg:desc>Tabelle1.C13:Tabelle1.C13</svg:desc>
                </draw:g>
              </table:table-cell>
              <table:table-cell office:value-type="float" office:value="43294">
                <text:p>43294</text:p>
                <draw:g>
                  <svg:desc>Tabelle1.C14:Tabelle1.C14</svg:desc>
                </draw:g>
              </table:table-cell>
              <table:table-cell office:value-type="float" office:value="52965">
                <text:p>52965</text:p>
                <draw:g>
                  <svg:desc>Tabelle1.D13:Tabelle1.D13</svg:desc>
                </draw:g>
              </table:table-cell>
              <table:table-cell office:value-type="float" office:value="36077">
                <text:p>36077</text:p>
                <draw:g>
                  <svg:desc>Tabelle1.D14:Tabelle1.D14</svg:desc>
                </draw:g>
              </table:table-cell>
              <table:table-cell office:value-type="float" office:value="44265">
                <text:p>44265</text:p>
                <draw:g>
                  <svg:desc>Tabelle1.E13:Tabelle1.E13</svg:desc>
                </draw:g>
              </table:table-cell>
              <table:table-cell office:value-type="float" office:value="41079">
                <text:p>41079</text:p>
                <draw:g>
                  <svg:desc>Tabelle1.E14:Tabelle1.E14</svg:desc>
                </draw:g>
              </table:table-cell>
              <table:table-cell office:value-type="float" office:value="41606">
                <text:p>41606</text:p>
                <draw:g>
                  <svg:desc>Tabelle1.F13:Tabelle1.F13</svg:desc>
                </draw:g>
              </table:table-cell>
              <table:table-cell office:value-type="float" office:value="42505">
                <text:p>42505</text:p>
                <draw:g>
                  <svg:desc>Tabelle1.F14:Tabelle1.F14</svg:desc>
                </draw:g>
              </table:table-cell>
              <table:table-cell office:value-type="float" office:value="36758">
                <text:p>36758</text:p>
                <draw:g>
                  <svg:desc>Tabelle1.G13:Tabelle1.G13</svg:desc>
                </draw:g>
              </table:table-cell>
              <table:table-cell office:value-type="float" office:value="44433">
                <text:p>44433</text:p>
                <draw:g>
                  <svg:desc>Tabelle1.G14:Tabelle1.G1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30000" chart:maximum="6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minimum="3" chart:maximum="4" chart:interval-major="0.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8.395cm" svg:height="8.499cm" xlink:href=".." xlink:type="simple" chart:class="chart:scatter" chart:style-name="ch1">
        <chart:title svg:x="5.337cm" svg:y="0.304cm" chart:style-name="ch2">
          <text:p>Avg. PT wait time vs. car uses</text:p>
        </chart:title>
        <chart:legend chart:legend-position="top" svg:x="4.401cm" svg:y="1.367cm" style:legend-expansion="wide" chart:style-name="ch3"/>
        <chart:plot-area chart:style-name="ch4" table:cell-range-address="Tabelle1.B13:Tabelle1.B13 Tabelle1.B17:Tabelle1.G17" chart:data-source-has-labels="row" svg:x="1.427cm" svg:y="2.108cm" svg:width="16.601cm" svg:height="5.192cm">
          <chartooo:coordinate-region svg:x="2.269cm" svg:y="2.294cm" svg:width="15.228cm" svg:height="4.536cm"/>
          <chart:axis chart:dimension="x" chart:name="primary-x" chart:style-name="ch5">
            <chart:title svg:x="8.948cm" svg:y="7.47cm" chart:style-name="ch6">
              <text:p>car uses</text:p>
            </chart:title>
            <chart:grid chart:style-name="ch7" chart:class="major"/>
          </chart:axis>
          <chart:axis chart:dimension="y" chart:name="primary-y" chart:style-name="ch8">
            <chart:title svg:x="0.451cm" svg:y="7.255cm" chart:style-name="ch9">
              <text:p>Avg. PT wait time in minutes</text:p>
            </chart:title>
            <chart:grid chart:style-name="ch7" chart:class="major"/>
          </chart:axis>
          <chart:series chart:style-name="ch10" chart:values-cell-range-address="Tabelle1.B17:Tabelle1.B17" loext:label-string="&quot;Baseline&quot;" chart:class="chart:scatter">
            <chart:domain table:cell-range-address="Tabelle1.B13:Tabelle1.B13"/>
            <chart:data-point/>
          </chart:series>
          <chart:series chart:style-name="ch11" chart:values-cell-range-address="Tabelle1.C17:Tabelle1.C17" loext:label-string="&quot;Case 1&quot;" chart:class="chart:scatter">
            <chart:domain table:cell-range-address="Tabelle1.C13:Tabelle1.C13"/>
            <chart:data-point/>
          </chart:series>
          <chart:series chart:style-name="ch12" chart:values-cell-range-address="Tabelle1.D17:Tabelle1.D17" loext:label-string="&quot;Case 2&quot;" chart:class="chart:scatter">
            <chart:domain table:cell-range-address="Tabelle1.D13:Tabelle1.D13"/>
            <chart:data-point/>
          </chart:series>
          <chart:series chart:style-name="ch13" chart:values-cell-range-address="Tabelle1.E17:Tabelle1.E17" loext:label-string="&quot;Case 3&quot;" chart:class="chart:scatter">
            <chart:domain table:cell-range-address="Tabelle1.E13:Tabelle1.E13"/>
            <chart:data-point/>
          </chart:series>
          <chart:series chart:style-name="ch14" chart:values-cell-range-address="Tabelle1.F17:Tabelle1.F17" loext:label-string="&quot;Case 4&quot;" chart:class="chart:scatter">
            <chart:domain table:cell-range-address="Tabelle1.F13:Tabelle1.F13"/>
            <chart:data-point/>
          </chart:series>
          <chart:series chart:style-name="ch15" chart:values-cell-range-address="Tabelle1.G17:Tabelle1.G17" loext:label-string="&quot;Case 5&quot;" chart:class="chart:scatter">
            <chart:domain table:cell-range-address="Tabelle1.G13:Tabelle1.G13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/>
              </table:table-cell>
              <table:table-cell office:value-type="string">
                <text:p>Case 1</text:p>
              </table:table-cell>
              <table:table-cell office:value-type="string">
                <text:p/>
              </table:table-cell>
              <table:table-cell office:value-type="string">
                <text:p>Case 2</text:p>
              </table:table-cell>
              <table:table-cell office:value-type="string">
                <text:p/>
              </table:table-cell>
              <table:table-cell office:value-type="string">
                <text:p>Case 3</text:p>
              </table:table-cell>
              <table:table-cell office:value-type="string">
                <text:p/>
              </table:table-cell>
              <table:table-cell office:value-type="string">
                <text:p>Case 4</text:p>
              </table:table-cell>
              <table:table-cell office:value-type="string">
                <text:p/>
              </table:table-cell>
              <table:table-cell office:value-type="string">
                <text:p>Case 5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497">
                <text:p>59497</text:p>
                <draw:g>
                  <svg:desc>Tabelle1.B13:Tabelle1.B13</svg:desc>
                </draw:g>
              </table:table-cell>
              <table:table-cell office:value-type="float" office:value="3.13">
                <text:p>3.13</text:p>
                <draw:g>
                  <svg:desc>Tabelle1.B17:Tabelle1.B17</svg:desc>
                </draw:g>
              </table:table-cell>
              <table:table-cell office:value-type="float" office:value="34431">
                <text:p>34431</text:p>
                <draw:g>
                  <svg:desc>Tabelle1.C13:Tabelle1.C13</svg:desc>
                </draw:g>
              </table:table-cell>
              <table:table-cell office:value-type="float" office:value="3.5">
                <text:p>3.5</text:p>
                <draw:g>
                  <svg:desc>Tabelle1.C17:Tabelle1.C17</svg:desc>
                </draw:g>
              </table:table-cell>
              <table:table-cell office:value-type="float" office:value="52965">
                <text:p>52965</text:p>
                <draw:g>
                  <svg:desc>Tabelle1.D13:Tabelle1.D13</svg:desc>
                </draw:g>
              </table:table-cell>
              <table:table-cell office:value-type="float" office:value="3.17">
                <text:p>3.17</text:p>
                <draw:g>
                  <svg:desc>Tabelle1.D17:Tabelle1.D17</svg:desc>
                </draw:g>
              </table:table-cell>
              <table:table-cell office:value-type="float" office:value="44265">
                <text:p>44265</text:p>
                <draw:g>
                  <svg:desc>Tabelle1.E13:Tabelle1.E13</svg:desc>
                </draw:g>
              </table:table-cell>
              <table:table-cell office:value-type="float" office:value="3.3">
                <text:p>3.3</text:p>
                <draw:g>
                  <svg:desc>Tabelle1.E17:Tabelle1.E17</svg:desc>
                </draw:g>
              </table:table-cell>
              <table:table-cell office:value-type="float" office:value="41606">
                <text:p>41606</text:p>
                <draw:g>
                  <svg:desc>Tabelle1.F13:Tabelle1.F13</svg:desc>
                </draw:g>
              </table:table-cell>
              <table:table-cell office:value-type="float" office:value="3.35">
                <text:p>3.35</text:p>
                <draw:g>
                  <svg:desc>Tabelle1.F17:Tabelle1.F17</svg:desc>
                </draw:g>
              </table:table-cell>
              <table:table-cell office:value-type="float" office:value="36758">
                <text:p>36758</text:p>
                <draw:g>
                  <svg:desc>Tabelle1.G13:Tabelle1.G13</svg:desc>
                </draw:g>
              </table:table-cell>
              <table:table-cell office:value-type="float" office:value="3.43">
                <text:p>3.43</text:p>
                <draw:g>
                  <svg:desc>Tabelle1.G17:Tabelle1.G1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30000" chart:maximum="6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1pt" fo:language="en" fo:country="GB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minimum="2" chart:maximum="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1pt" fo:language="en" fo:country="GB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1d41a" draw:fill-color="#81d41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158466" draw:fill-color="#15846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bf0041" draw:fill-color="#bf004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1d41a" draw:fill-color="#81d41a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158466" draw:fill-color="#15846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30.322cm" svg:height="13.863cm" xlink:href=".." xlink:type="simple" chart:class="chart:scatter" chart:style-name="ch1">
        <chart:title svg:x="10.402cm" svg:y="0.412cm" chart:style-name="ch2">
          <text:p>Minutes per km of travel vs. car uses</text:p>
        </chart:title>
        <chart:legend chart:legend-position="top" svg:x="0.759cm" svg:y="2.047cm" style:legend-expansion="custom" chartooo:width="28.803cm" chartooo:height="1.042cm" style:legend-expansion-aspect-ratio="27.6420345489443" chart:style-name="ch3"/>
        <chart:plot-area chart:style-name="ch4" table:cell-range-address="Tabelle1.B13:Tabelle1.B13 Tabelle1.B20:Tabelle1.G20 Tabelle1.B22:Tabelle1.G22" chart:data-source-has-labels="row" svg:x="2.297cm" svg:y="4.17cm" svg:width="27.066cm" svg:height="7.433cm">
          <chartooo:coordinate-region svg:x="2.927cm" svg:y="4.356cm" svg:width="25.906cm" svg:height="6.777cm"/>
          <chart:axis chart:dimension="x" chart:name="primary-x" chart:style-name="ch5">
            <chart:title svg:x="14.926cm" svg:y="11.88cm" chart:style-name="ch6">
              <text:p>car uses</text:p>
            </chart:title>
            <chart:grid chart:style-name="ch7" chart:class="major"/>
          </chart:axis>
          <chart:axis chart:dimension="y" chart:name="primary-y" chart:style-name="ch8">
            <chart:title svg:x="0.983cm" svg:y="10.417cm" chart:style-name="ch9">
              <text:p>Minutes per km of travel</text:p>
            </chart:title>
            <chart:grid chart:style-name="ch7" chart:class="major"/>
          </chart:axis>
          <chart:series chart:style-name="ch10" chart:values-cell-range-address="Tabelle1.B20:Tabelle1.B20" loext:label-string="&quot;Baseline car - average&quot;" chart:class="chart:scatter">
            <chart:domain table:cell-range-address="Tabelle1.B13:Tabelle1.B13"/>
            <chart:data-point/>
          </chart:series>
          <chart:series chart:style-name="ch11" chart:values-cell-range-address="Tabelle1.C20:Tabelle1.C20" loext:label-string="&quot;Case 1 car - average&quot;" chart:class="chart:scatter">
            <chart:domain table:cell-range-address="Tabelle1.C13:Tabelle1.C13"/>
            <chart:data-point/>
          </chart:series>
          <chart:series chart:style-name="ch12" chart:values-cell-range-address="Tabelle1.D20:Tabelle1.D20" loext:label-string="&quot;Case 2 car - average&quot;" chart:class="chart:scatter">
            <chart:domain table:cell-range-address="Tabelle1.D13:Tabelle1.D13"/>
            <chart:data-point/>
          </chart:series>
          <chart:series chart:style-name="ch13" chart:values-cell-range-address="Tabelle1.E20:Tabelle1.E20" loext:label-string="&quot;Case 3 car - average&quot;" chart:class="chart:scatter">
            <chart:domain table:cell-range-address="Tabelle1.E13:Tabelle1.E13"/>
            <chart:data-point/>
          </chart:series>
          <chart:series chart:style-name="ch14" chart:values-cell-range-address="Tabelle1.F20:Tabelle1.F20" loext:label-string="&quot;Case 4 car - average&quot;" chart:class="chart:scatter">
            <chart:domain table:cell-range-address="Tabelle1.F13:Tabelle1.F13"/>
            <chart:data-point/>
          </chart:series>
          <chart:series chart:style-name="ch15" chart:values-cell-range-address="Tabelle1.G20:Tabelle1.G20" loext:label-string="&quot;Case 5 car - average&quot;" chart:class="chart:scatter">
            <chart:domain table:cell-range-address="Tabelle1.G13:Tabelle1.G13"/>
            <chart:data-point/>
          </chart:series>
          <chart:series chart:style-name="ch16" chart:values-cell-range-address="Tabelle1.B22:Tabelle1.B22" loext:label-string="&quot;Baseline all modes - average&quot;" chart:class="chart:scatter">
            <chart:data-point/>
          </chart:series>
          <chart:series chart:style-name="ch17" chart:values-cell-range-address="Tabelle1.C22:Tabelle1.C22" loext:label-string="&quot;Case 1 all modes - average&quot;" chart:class="chart:scatter">
            <chart:domain table:cell-range-address="Tabelle1.C13:Tabelle1.C13"/>
            <chart:data-point/>
          </chart:series>
          <chart:series chart:style-name="ch18" chart:values-cell-range-address="Tabelle1.D22:Tabelle1.D22" loext:label-string="&quot;Case 2 all modes - average&quot;" chart:class="chart:scatter">
            <chart:domain table:cell-range-address="Tabelle1.D13:Tabelle1.D13"/>
            <chart:data-point/>
          </chart:series>
          <chart:series chart:style-name="ch19" chart:values-cell-range-address="Tabelle1.E22:Tabelle1.E22" loext:label-string="&quot;Case 3 all modes - average&quot;" chart:class="chart:scatter">
            <chart:domain table:cell-range-address="Tabelle1.E13:Tabelle1.E13"/>
            <chart:data-point/>
          </chart:series>
          <chart:series chart:style-name="ch20" chart:values-cell-range-address="Tabelle1.F22:Tabelle1.F22" loext:label-string="&quot;Case 4 all modes - average&quot;" chart:class="chart:scatter">
            <chart:domain table:cell-range-address="Tabelle1.F13:Tabelle1.F13"/>
            <chart:data-point/>
          </chart:series>
          <chart:series chart:style-name="ch21" chart:values-cell-range-address="Tabelle1.G22:Tabelle1.G22" loext:label-string="&quot;Case 5 all modes - average&quot;" chart:class="chart:scatter">
            <chart:domain table:cell-range-address="Tabelle1.G13:Tabelle1.G13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aseline car - average</text:p>
              </table:table-cell>
              <table:table-cell office:value-type="string">
                <text:p/>
              </table:table-cell>
              <table:table-cell office:value-type="string">
                <text:p>Case 1 car - average</text:p>
              </table:table-cell>
              <table:table-cell office:value-type="string">
                <text:p/>
              </table:table-cell>
              <table:table-cell office:value-type="string">
                <text:p>Case 2 car - average</text:p>
              </table:table-cell>
              <table:table-cell office:value-type="string">
                <text:p/>
              </table:table-cell>
              <table:table-cell office:value-type="string">
                <text:p>Case 3 car - average</text:p>
              </table:table-cell>
              <table:table-cell office:value-type="string">
                <text:p/>
              </table:table-cell>
              <table:table-cell office:value-type="string">
                <text:p>Case 4 car - average</text:p>
              </table:table-cell>
              <table:table-cell office:value-type="string">
                <text:p/>
              </table:table-cell>
              <table:table-cell office:value-type="string">
                <text:p>Case 5 car - average</text:p>
              </table:table-cell>
              <table:table-cell office:value-type="string">
                <text:p>Baseline all modes - average</text:p>
              </table:table-cell>
              <table:table-cell office:value-type="string">
                <text:p/>
              </table:table-cell>
              <table:table-cell office:value-type="string">
                <text:p>Case 1 all modes - average</text:p>
              </table:table-cell>
              <table:table-cell office:value-type="string">
                <text:p/>
              </table:table-cell>
              <table:table-cell office:value-type="string">
                <text:p>Case 2 all modes - average</text:p>
              </table:table-cell>
              <table:table-cell office:value-type="string">
                <text:p/>
              </table:table-cell>
              <table:table-cell office:value-type="string">
                <text:p>Case 3 all modes - average</text:p>
              </table:table-cell>
              <table:table-cell office:value-type="string">
                <text:p/>
              </table:table-cell>
              <table:table-cell office:value-type="string">
                <text:p>Case 4 all modes - average</text:p>
              </table:table-cell>
              <table:table-cell office:value-type="string">
                <text:p/>
              </table:table-cell>
              <table:table-cell office:value-type="string">
                <text:p>Case 5 all modes - average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497">
                <text:p>59497</text:p>
                <draw:g>
                  <svg:desc>Tabelle1.B13:Tabelle1.B13</svg:desc>
                </draw:g>
              </table:table-cell>
              <table:table-cell office:value-type="float" office:value="2.72">
                <text:p>2.72</text:p>
                <draw:g>
                  <svg:desc>Tabelle1.B20:Tabelle1.B20</svg:desc>
                </draw:g>
              </table:table-cell>
              <table:table-cell office:value-type="float" office:value="34431">
                <text:p>34431</text:p>
                <draw:g>
                  <svg:desc>Tabelle1.C13:Tabelle1.C13</svg:desc>
                </draw:g>
              </table:table-cell>
              <table:table-cell office:value-type="float" office:value="2.24">
                <text:p>2.24</text:p>
                <draw:g>
                  <svg:desc>Tabelle1.C20:Tabelle1.C20</svg:desc>
                </draw:g>
              </table:table-cell>
              <table:table-cell office:value-type="float" office:value="52965">
                <text:p>52965</text:p>
                <draw:g>
                  <svg:desc>Tabelle1.D13:Tabelle1.D13</svg:desc>
                </draw:g>
              </table:table-cell>
              <table:table-cell office:value-type="float" office:value="2.64">
                <text:p>2.64</text:p>
                <draw:g>
                  <svg:desc>Tabelle1.D20:Tabelle1.D20</svg:desc>
                </draw:g>
              </table:table-cell>
              <table:table-cell office:value-type="float" office:value="44265">
                <text:p>44265</text:p>
                <draw:g>
                  <svg:desc>Tabelle1.E13:Tabelle1.E13</svg:desc>
                </draw:g>
              </table:table-cell>
              <table:table-cell office:value-type="float" office:value="2.47">
                <text:p>2.47</text:p>
                <draw:g>
                  <svg:desc>Tabelle1.E20:Tabelle1.E20</svg:desc>
                </draw:g>
              </table:table-cell>
              <table:table-cell office:value-type="float" office:value="41606">
                <text:p>41606</text:p>
                <draw:g>
                  <svg:desc>Tabelle1.F13:Tabelle1.F13</svg:desc>
                </draw:g>
              </table:table-cell>
              <table:table-cell office:value-type="float" office:value="2.4">
                <text:p>2.4</text:p>
                <draw:g>
                  <svg:desc>Tabelle1.F20:Tabelle1.F20</svg:desc>
                </draw:g>
              </table:table-cell>
              <table:table-cell office:value-type="float" office:value="36758">
                <text:p>36758</text:p>
                <draw:g>
                  <svg:desc>Tabelle1.G13:Tabelle1.G13</svg:desc>
                </draw:g>
              </table:table-cell>
              <table:table-cell office:value-type="float" office:value="2.28">
                <text:p>2.28</text:p>
                <draw:g>
                  <svg:desc>Tabelle1.G20:Tabelle1.G20</svg:desc>
                </draw:g>
              </table:table-cell>
              <table:table-cell office:value-type="float" office:value="4.08">
                <text:p>4.08</text:p>
                <draw:g>
                  <svg:desc>Tabelle1.B22:Tabelle1.B22</svg:desc>
                </draw:g>
              </table:table-cell>
              <table:table-cell office:value-type="float" office:value="34431">
                <text:p>34431</text:p>
                <draw:g>
                  <svg:desc>Tabelle1.C13:Tabelle1.C13</svg:desc>
                </draw:g>
              </table:table-cell>
              <table:table-cell office:value-type="float" office:value="4.99">
                <text:p>4.99</text:p>
                <draw:g>
                  <svg:desc>Tabelle1.C22:Tabelle1.C22</svg:desc>
                </draw:g>
              </table:table-cell>
              <table:table-cell office:value-type="float" office:value="52965">
                <text:p>52965</text:p>
                <draw:g>
                  <svg:desc>Tabelle1.D13:Tabelle1.D13</svg:desc>
                </draw:g>
              </table:table-cell>
              <table:table-cell office:value-type="float" office:value="4.36">
                <text:p>4.36</text:p>
                <draw:g>
                  <svg:desc>Tabelle1.D22:Tabelle1.D22</svg:desc>
                </draw:g>
              </table:table-cell>
              <table:table-cell office:value-type="float" office:value="44265">
                <text:p>44265</text:p>
                <draw:g>
                  <svg:desc>Tabelle1.E13:Tabelle1.E13</svg:desc>
                </draw:g>
              </table:table-cell>
              <table:table-cell office:value-type="float" office:value="4.73">
                <text:p>4.73</text:p>
                <draw:g>
                  <svg:desc>Tabelle1.E22:Tabelle1.E22</svg:desc>
                </draw:g>
              </table:table-cell>
              <table:table-cell office:value-type="float" office:value="41606">
                <text:p>41606</text:p>
                <draw:g>
                  <svg:desc>Tabelle1.F13:Tabelle1.F13</svg:desc>
                </draw:g>
              </table:table-cell>
              <table:table-cell office:value-type="float" office:value="4.81">
                <text:p>4.81</text:p>
                <draw:g>
                  <svg:desc>Tabelle1.F22:Tabelle1.F22</svg:desc>
                </draw:g>
              </table:table-cell>
              <table:table-cell office:value-type="float" office:value="36758">
                <text:p>36758</text:p>
                <draw:g>
                  <svg:desc>Tabelle1.G13:Tabelle1.G13</svg:desc>
                </draw:g>
              </table:table-cell>
              <table:table-cell office:value-type="float" office:value="4.99">
                <text:p>4.99</text:p>
                <draw:g>
                  <svg:desc>Tabelle1.G22:Tabelle1.G2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35000" chart:maximum="6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GB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GB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9e480e" draw:fill-color="#9e480e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1.94cm" svg:height="7cm" xlink:href=".." xlink:type="simple" chart:class="chart:scatter" chart:style-name="ch1">
        <chart:title svg:x="1.211cm" svg:y="0.275cm" chart:style-name="ch2">
          <text:p>Minutes per km of travel vs. car uses</text:p>
        </chart:title>
        <chart:legend chart:legend-position="top" svg:x="1.924cm" svg:y="1.339cm" style:legend-expansion="wide" chart:style-name="ch3"/>
        <chart:plot-area chart:style-name="ch4" table:cell-range-address="Tabelle1.B13:Tabelle1.G13 Tabelle1.B20:Tabelle1.G23" chart:data-source-has-labels="row" svg:x="1.298cm" svg:y="2.521cm" svg:width="10.404cm" svg:height="3.309cm">
          <chartooo:coordinate-region svg:x="1.827cm" svg:y="2.707cm" svg:width="9.344cm" svg:height="2.653cm"/>
          <chart:axis chart:dimension="x" chart:name="primary-x" chart:style-name="ch5">
            <chart:title svg:x="5.721cm" svg:y="5.971cm" chart:style-name="ch6">
              <text:p>car uses</text:p>
            </chart:title>
            <chart:grid chart:style-name="ch7" chart:class="major"/>
          </chart:axis>
          <chart:axis chart:dimension="y" chart:name="primary-y" chart:style-name="ch8">
            <chart:title svg:x="0.451cm" svg:y="6.356cm" chart:style-name="ch9">
              <text:p>Minutes per km of travel</text:p>
            </chart:title>
            <chart:grid chart:style-name="ch7" chart:class="major"/>
          </chart:axis>
          <chart:series chart:style-name="ch10" chart:values-cell-range-address="Tabelle1.B20:Tabelle1.G20" loext:label-string="&quot;car - average&quot;" chart:class="chart:scatter">
            <chart:domain table:cell-range-address="Tabelle1.B13:Tabelle1.G13"/>
            <chart:data-point chart:repeated="6"/>
          </chart:series>
          <chart:series chart:style-name="ch11" chart:values-cell-range-address="Tabelle1.B21:Tabelle1.G21" loext:label-string="&quot;car - std. deviation&quot;" chart:class="chart:scatter">
            <chart:data-point chart:repeated="6"/>
          </chart:series>
          <chart:series chart:style-name="ch12" chart:values-cell-range-address="Tabelle1.B22:Tabelle1.G22" loext:label-string="&quot;all modes - average&quot;" chart:class="chart:scatter">
            <chart:data-point chart:repeated="6"/>
          </chart:series>
          <chart:series chart:style-name="ch13" chart:values-cell-range-address="Tabelle1.B23:Tabelle1.G23" loext:label-string="&quot;all modes - std. deviation&quot;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</text:p>
              </table:table-cell>
              <table:table-cell office:value-type="string">
                <text:p>car - average</text:p>
              </table:table-cell>
              <table:table-cell office:value-type="string">
                <text:p>car - std. deviation</text:p>
              </table:table-cell>
              <table:table-cell office:value-type="string">
                <text:p>all modes - average</text:p>
              </table:table-cell>
              <table:table-cell office:value-type="string">
                <text:p>all modes - std. devi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497">
                <text:p>59497</text:p>
                <draw:g>
                  <svg:desc>Tabelle1.B13:Tabelle1.G13</svg:desc>
                </draw:g>
              </table:table-cell>
              <table:table-cell office:value-type="float" office:value="2.72">
                <text:p>2.72</text:p>
                <draw:g>
                  <svg:desc>Tabelle1.B20:Tabelle1.G20</svg:desc>
                </draw:g>
              </table:table-cell>
              <table:table-cell office:value-type="float" office:value="6.4">
                <text:p>6.4</text:p>
                <draw:g>
                  <svg:desc>Tabelle1.B21:Tabelle1.G21</svg:desc>
                </draw:g>
              </table:table-cell>
              <table:table-cell office:value-type="float" office:value="4.08">
                <text:p>4.08</text:p>
                <draw:g>
                  <svg:desc>Tabelle1.B22:Tabelle1.G22</svg:desc>
                </draw:g>
              </table:table-cell>
              <table:table-cell office:value-type="float" office:value="10.05">
                <text:p>10.05</text:p>
                <draw:g>
                  <svg:desc>Tabelle1.B23:Tabelle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431">
                <text:p>34431</text:p>
              </table:table-cell>
              <table:table-cell office:value-type="float" office:value="2.24">
                <text:p>2.24</text:p>
              </table:table-cell>
              <table:table-cell office:value-type="float" office:value="5.7">
                <text:p>5.7</text:p>
              </table:table-cell>
              <table:table-cell office:value-type="float" office:value="4.99">
                <text:p>4.9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965">
                <text:p>52965</text:p>
              </table:table-cell>
              <table:table-cell office:value-type="float" office:value="2.64">
                <text:p>2.64</text:p>
              </table:table-cell>
              <table:table-cell office:value-type="float" office:value="6.9">
                <text:p>6.9</text:p>
              </table:table-cell>
              <table:table-cell office:value-type="float" office:value="4.36">
                <text:p>4.3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65">
                <text:p>44265</text:p>
              </table:table-cell>
              <table:table-cell office:value-type="float" office:value="2.47">
                <text:p>2.47</text:p>
              </table:table-cell>
              <table:table-cell office:value-type="float" office:value="7.75">
                <text:p>7.75</text:p>
              </table:table-cell>
              <table:table-cell office:value-type="float" office:value="4.73">
                <text:p>4.7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06">
                <text:p>41606</text:p>
              </table:table-cell>
              <table:table-cell office:value-type="float" office:value="2.4">
                <text:p>2.4</text:p>
              </table:table-cell>
              <table:table-cell office:value-type="float" office:value="7.3">
                <text:p>7.3</text:p>
              </table:table-cell>
              <table:table-cell office:value-type="float" office:value="4.81">
                <text:p>4.8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58">
                <text:p>36758</text:p>
              </table:table-cell>
              <table:table-cell office:value-type="float" office:value="2.28">
                <text:p>2.28</text:p>
              </table:table-cell>
              <table:table-cell office:value-type="float" office:value="6.55">
                <text:p>6.55</text:p>
              </table:table-cell>
              <table:table-cell office:value-type="float" office:value="4.99">
                <text:p>4.99</text:p>
              </table:table-cell>
              <table:table-cell office:value-type="float" office:value="10.35">
                <text:p>10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